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svg:stroke-color="#aec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051cm" svg:stroke-color="#000000" draw:marker-start-width="0.2cm" draw:marker-end="Arrow" draw:marker-end-width="0.3cm" draw:fill="solid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02cm" svg:stroke-color="#ffcc99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Ultrafine_20_Dashed" svg:stroke-width="0.051cm" svg:stroke-color="#00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11.149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12.644cm"/>
    </style:style>
    <style:style style:name="gr11" style:family="graphic" style:parent-style-name="standard">
      <style:graphic-properties draw:stroke="none" svg:stroke-color="#000000" draw:fill="none" fo:min-height="0.747cm"/>
    </style:style>
    <style:style style:name="gr12" style:family="graphic" style:parent-style-name="standard">
      <style:graphic-properties draw:stroke="none" svg:stroke-color="#000000" draw:fill="none" fo:min-height="0.746cm"/>
    </style:style>
    <style:style style:name="gr13" style:family="graphic" style:parent-style-name="standard">
      <style:graphic-properties draw:stroke="none" svg:stroke-color="#000000" draw:fill="none" fo:min-height="0.745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11.078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9.969cm"/>
    </style:style>
    <style:style style:name="gr17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draw:marker-start-width="0.276cm" draw:marker-end-width="0.276cm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5.239cm" svg:height="2.628cm" svg:x="11.357cm" svg:y="4.942cm">
          <text:p text:style-name="P1"><text:span text:style-name="T1">3</text:span><text:span text:style-name="T2">: HT_Usef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" draw:layer="layout" svg:width="5.238cm" svg:height="2.627cm" svg:x="4.81cm" svg:y="2.971cm">
          <text:p text:style-name="P1"><text:span text:style-name="T1">1</text:span><text:span text:style-name="T2">: MT_Usef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" draw:layer="layout" svg:width="5.24cm" svg:height="2.628cm" svg:x="17.25cm" svg:y="1cm">
          <text:p text:style-name="P1"><text:span text:style-name="T1">0</text:span><text:span text:style-name="T2">: Usel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5" draw:layer="layout" svg:width="5.239cm" svg:height="2.824cm" svg:x="11.357cm" svg:y="11.511cm">
          <text:p text:style-name="P1"><text:span text:style-name="T1">4</text:span><text:span text:style-name="T2">: HT_Useful</text:span></text:p>
          <text:p text:style-name="P1"><text:span text:style-name="T2">/MT_Confl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6" draw:layer="layout" svg:width="5.238cm" svg:height="2.628cm" svg:x="4.81cm" svg:y="9.541cm">
          <text:p text:style-name="P1"><text:span text:style-name="T1">2</text:span><text:span text:style-name="T2">: MT_Useful</text:span></text:p>
          <text:p text:style-name="P1"><text:span text:style-name="T2">/MT_Confl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4" draw:layer="layout" svg:width="5.24cm" svg:height="2.628cm" svg:x="17.25cm" svg:y="7.57cm">
          <text:p text:style-name="P1"><text:span text:style-name="T1">5</text:span><text:span text:style-name="T2">: Useless</text:span></text:p>
          <text:p text:style-name="P1"><text:span text:style-name="T2">/MT_Confl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25cm" svg:y1="2.314cm" svg:x2="9.281cm" svg:y2="3.355cm" draw:start-shape="id1" draw:end-shape="id2" draw:end-glue-point="11" svg:d="m17250 2314-7969 1041">
          <text:p/>
        </draw:connector>
        <draw:connector draw:style-name="gr6" draw:text-style-name="P1" draw:layer="layout" draw:type="line" svg:x1="18.017cm" svg:y1="3.244cm" svg:x2="13.977cm" svg:y2="4.942cm" draw:start-shape="id1" draw:start-glue-point="7" draw:end-shape="id3" draw:end-glue-point="4" svg:d="m18017 3244-4040 1698">
          <text:p/>
        </draw:connector>
        <draw:connector draw:style-name="gr7" draw:text-style-name="P1" draw:layer="layout" draw:type="line" svg:x1="19.87cm" svg:y1="3.628cm" svg:x2="19.87cm" svg:y2="7.57cm" draw:start-shape="id1" draw:start-glue-point="8" draw:end-shape="id4" draw:end-glue-point="4" svg:d="m19870 3628v3942">
          <text:p/>
        </draw:connector>
        <draw:connector draw:style-name="gr8" draw:text-style-name="P1" draw:layer="layout" draw:type="line" svg:x1="18.017cm" svg:y1="9.814cm" svg:x2="15.829cm" svg:y2="11.924cm" draw:start-shape="id4" draw:start-glue-point="7" draw:end-shape="id5" draw:end-glue-point="11" svg:d="m18017 9814-2188 2110">
          <text:p/>
        </draw:connector>
        <draw:connector draw:style-name="gr5" draw:text-style-name="P1" draw:layer="layout" draw:type="line" svg:x1="17.25cm" svg:y1="8.884cm" svg:x2="9.281cm" svg:y2="9.925cm" draw:start-shape="id4" draw:start-glue-point="6" draw:end-shape="id6" draw:end-glue-point="11" svg:d="m17250 8884-7969 1041">
          <text:p/>
        </draw:connector>
        <draw:connector draw:style-name="gr7" draw:text-style-name="P1" draw:layer="layout" draw:type="line" svg:x1="13.977cm" svg:y1="7.57cm" svg:x2="13.977cm" svg:y2="11.511cm" draw:start-shape="id3" draw:start-glue-point="8" draw:end-shape="id5" draw:end-glue-point="4" svg:d="m13977 7570v3941">
          <text:p/>
        </draw:connector>
        <draw:connector draw:style-name="gr5" draw:text-style-name="P1" draw:layer="layout" draw:type="line" svg:x1="11.357cm" svg:y1="6.256cm" svg:x2="9.281cm" svg:y2="5.214cm" draw:start-shape="id3" draw:start-glue-point="6" draw:end-shape="id2" draw:end-glue-point="9" svg:d="m11357 6256-2076-1042">
          <text:p/>
        </draw:connector>
        <draw:connector draw:style-name="gr5" draw:text-style-name="P1" draw:layer="layout" draw:type="line" svg:x1="11.357cm" svg:y1="12.923cm" svg:x2="9.281cm" svg:y2="11.785cm" draw:start-shape="id5" draw:start-glue-point="6" draw:end-shape="id6" draw:end-glue-point="9" svg:d="m11357 12923-2076-1138">
          <text:p/>
        </draw:connector>
        <draw:frame draw:style-name="gr9" draw:text-style-name="P3" draw:layer="layout" svg:width="12.279cm" svg:height="0.806cm" svg:x="3.856cm" svg:y="16.44cm">
          <draw:text-box>
            <text:p><text:span text:style-name="T3">Event 1</text:span><text:span text:style-name="T2">: MT hit to HT requested LLC cache line</text:span></text:p>
          </draw:text-box>
        </draw:frame>
        <draw:frame draw:style-name="gr10" draw:text-style-name="P3" draw:layer="layout" svg:width="13.856cm" svg:height="0.806cm" svg:x="3.856cm" svg:y="17.302cm">
          <draw:text-box>
            <text:p><text:span text:style-name="T3">Event 2</text:span><text:span text:style-name="T2">: MT hit to HT evicted LLC cache line</text:span></text:p>
          </draw:text-box>
        </draw:frame>
        <draw:frame draw:style-name="gr11" draw:text-style-name="P3" draw:layer="layout" svg:width="2.736cm" svg:height="0.997cm" svg:x="12.012cm" svg:y="1.657cm">
          <draw:text-box>
            <text:p><text:span text:style-name="T2">Event 1</text:span></text:p>
          </draw:text-box>
        </draw:frame>
        <draw:frame draw:style-name="gr12" draw:text-style-name="P3" draw:layer="layout" svg:width="2.736cm" svg:height="0.996cm" svg:x="7.967cm" svg:y="5.917cm">
          <draw:text-box>
            <text:p><text:span text:style-name="T2">Event 1</text:span></text:p>
          </draw:text-box>
        </draw:frame>
        <draw:frame draw:style-name="gr12" draw:text-style-name="P3" draw:layer="layout" svg:width="2.736cm" svg:height="0.996cm" svg:x="10.048cm" svg:y="9.858cm">
          <draw:text-box>
            <text:p><text:span text:style-name="T2">Event 1</text:span></text:p>
          </draw:text-box>
        </draw:frame>
        <draw:frame draw:style-name="gr13" draw:text-style-name="P3" draw:layer="layout" svg:width="2.736cm" svg:height="0.995cm" svg:x="8.084cm" svg:y="12.487cm">
          <draw:text-box>
            <text:p><text:span text:style-name="T2">Event 1</text:span></text:p>
          </draw:text-box>
        </draw:frame>
        <draw:frame draw:style-name="gr12" draw:text-style-name="P3" draw:layer="layout" svg:width="2.736cm" svg:height="0.996cm" svg:x="19.87cm" svg:y="4.602cm">
          <draw:text-box>
            <text:p><text:span text:style-name="T2">Event 2</text:span></text:p>
          </draw:text-box>
        </draw:frame>
        <draw:frame draw:style-name="gr12" draw:text-style-name="P3" draw:layer="layout" svg:width="2.736cm" svg:height="0.996cm" svg:x="13.86cm" svg:y="7.57cm">
          <draw:text-box>
            <text:p><text:span text:style-name="T2">Event 2</text:span></text:p>
          </draw:text-box>
        </draw:frame>
        <draw:frame draw:style-name="gr14" draw:text-style-name="P3" draw:layer="layout" svg:width="12.204cm" svg:height="0.806cm" svg:x="3.856cm" svg:y="18.145cm">
          <draw:text-box>
            <text:p><text:span text:style-name="T3">Event 3</text:span><text:span text:style-name="T2">: HT hit to HT requested LLC cache line</text:span></text:p>
          </draw:text-box>
        </draw:frame>
        <draw:frame draw:style-name="gr12" draw:text-style-name="P3" draw:layer="layout" svg:width="2.735cm" svg:height="0.996cm" svg:x="16.726cm" svg:y="10.711cm">
          <draw:text-box>
            <text:p><text:span text:style-name="T2">Event 3</text:span></text:p>
          </draw:text-box>
        </draw:frame>
        <draw:frame draw:style-name="gr12" draw:text-style-name="P3" draw:layer="layout" svg:width="2.736cm" svg:height="0.996cm" svg:x="15.825cm" svg:y="3.946cm">
          <draw:text-box>
            <text:p><text:span text:style-name="T2">Event 3</text:span></text:p>
          </draw:text-box>
        </draw:frame>
        <draw:custom-shape draw:style-name="gr15" draw:text-style-name="P1" draw:layer="layout" svg:width="20.75cm" svg:height="5.585cm" svg:x="3.712cm" svg:y="14.97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20.209cm" svg:height="0.806cm" svg:x="3.888cm" svg:y="19.512cm">
          <draw:text-box>
            <text:p><text:span text:style-name="T3">Inter-Core Prefetch Taxonomy</text:span><text:span text:style-name="T2">: useful: </text:span><text:span text:style-name="T1">1</text:span><text:span text:style-name="T2">; awkward: </text:span><text:span text:style-name="T1">2</text:span><text:span text:style-name="T2">; useless: </text:span><text:span text:style-name="T1">0, 3</text:span><text:span text:style-name="T2">; bad: </text:span><text:span text:style-name="T1">4, 5</text:span></text:p>
          </draw:text-box>
        </draw:frame>
        <draw:line draw:style-name="gr17" draw:text-style-name="P1" draw:layer="layout" svg:x1="3.742cm" svg:y1="16.24cm" svg:x2="24.492cm" svg:y2="16.24cm">
          <text:p/>
        </draw:line>
        <draw:line draw:style-name="gr18" draw:text-style-name="P1" draw:layer="layout" svg:x1="3.745cm" svg:y1="19.19cm" svg:x2="24.495cm" svg:y2="19.19cm">
          <text:p/>
        </draw:line>
        <draw:frame draw:style-name="gr19" draw:text-style-name="P3" draw:layer="layout" svg:width="20.009cm" svg:height="0.963cm" svg:x="3.842cm" svg:y="15.177cm">
          <draw:text-box>
            <text:p><text:span text:style-name="T3">MT: </text:span><text:span text:style-name="T4">main thread, </text:span><text:span text:style-name="T3">HT</text:span><text:span text:style-name="T4">: helper thread</text:span></text:p>
          </draw:text-box>
        </draw:frame>
        <draw:line draw:style-name="gr18" draw:text-style-name="P1" draw:layer="layout" svg:x1="3.745cm" svg:y1="19.29cm" svg:x2="24.495cm" svg:y2="19.29cm">
          <text:p/>
        </draw:line>
        <draw:custom-shape draw:style-name="gr1" draw:text-style-name="P2" draw:layer="layout" svg:width="5.239cm" svg:height="2.628cm" svg:x="22.458cm" svg:y="4.943cm">
          <text:p text:style-name="P1"><text:span text:style-name="T1">3</text:span><text:span text:style-name="T2">: Useless</text:span></text:p>
          <text:p text:style-name="P1"><text:span text:style-name="T2">/HT_Confl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239cm" svg:height="2.824cm" svg:x="22.458cm" svg:y="11.512cm">
          <text:p text:style-name="P1"><text:span text:style-name="T1">4</text:span><text:span text:style-name="T2">: HT_Useful</text:span></text:p>
          <text:p text:style-name="P1"><text:span text:style-name="T2">/Confli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 Cai</meta:initial-creator>
    <meta:creation-date>2011-04-08T15:52:27</meta:creation-date>
    <dc:date>2011-04-09T00:01:09</dc:date>
    <dc:creator>Min Cai</dc:creator>
    <meta:editing-duration>PT07H03M24S</meta:editing-duration>
    <meta:editing-cycles>105</meta:editing-cycles>
    <meta:generator>OpenOffice.org/3.2$Unix OpenOffice.org_project/320m12$Build-9483</meta:generator>
    <meta:document-statistic meta:object-count="33"/>
  </office:meta>
</office:document-meta>
</file>